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Lucida Console', monospace"/>
    <style:font-face style:name="Open Sans" svg:font-family="'Open Sans', Arial, Verdana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Liberation Serif" officeooo:rsid="001b1d6b" officeooo:paragraph-rsid="001b1d6b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200%" fo:widows="1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80%" fo:widows="1" fo:text-indent="0in" style:auto-text-indent="false" fo:padding="0in" fo:border="none"/>
    </style:style>
    <style:style style:name="P4" style:family="paragraph" style:parent-style-name="Text_20_body" style:list-style-name="L1">
      <style:paragraph-properties fo:margin-left="0in" fo:margin-right="0in" fo:margin-top="0in" fo:margin-bottom="0in" style:contextual-spacing="false" fo:line-height="200%" fo:widows="1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80%" fo:widows="1" fo:text-indent="0in" style:auto-text-indent="false" fo:padding="0in" fo:border="none"/>
      <style:text-properties fo:color="#000000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80%" fo:widows="1" fo:text-indent="0in" style:auto-text-indent="false" fo:padding="0in" fo:border="none"/>
      <style:text-properties fo:font-variant="normal" fo:text-transform="none" fo:color="#000000" style:font-name="Open Sans" fo:font-size="12pt" fo:letter-spacing="normal" fo:font-style="normal" fo:font-weight="normal"/>
    </style:style>
    <style:style style:name="P7" style:family="paragraph" style:parent-style-name="Heading_20_1">
      <style:paragraph-properties fo:text-align="justify" style:justify-single-word="false"/>
      <style:text-properties fo:font-variant="normal" fo:text-transform="none" fo:color="#000000" style:font-name="Open Sans" fo:letter-spacing="normal" fo:font-style="normal" fo:font-weight="normal" officeooo:rsid="001b1d6b" officeooo:paragraph-rsid="001b1d6b"/>
    </style:style>
    <style:style style:name="P8" style:family="paragraph" style:parent-style-name="Heading_20_2">
      <style:paragraph-properties fo:text-align="justify" style:justify-single-word="false"/>
      <style:text-properties fo:font-variant="normal" fo:text-transform="none" fo:color="#000000" style:font-name="Open Sans" fo:letter-spacing="normal" fo:font-style="normal" officeooo:rsid="001b1d6b" officeooo:paragraph-rsid="001b1d6b"/>
    </style:style>
    <style:style style:name="P9" style:family="paragraph" style:parent-style-name="Heading_20_2">
      <style:paragraph-properties fo:margin-left="0in" fo:margin-right="0in" fo:margin-top="0in" fo:margin-bottom="0in" style:contextual-spacing="false" fo:line-height="160%" fo:text-align="start" style:justify-single-word="false" fo:widows="1" fo:text-indent="0in" style:auto-text-indent="false" fo:padding="0in" fo:border="none"/>
      <style:text-properties fo:font-variant="normal" fo:text-transform="none" fo:color="#000000" style:font-name="Open Sans" fo:letter-spacing="normal" fo:font-style="normal"/>
    </style:style>
    <style:style style:name="T1" style:family="text">
      <style:text-properties style:font-name="Consolas" fo:font-size="12pt" fo:background-color="#f2f2f2" loext:char-shading-value="0" fo:padding="0.0193in" fo:border="0.06pt solid #cccccc"/>
    </style:style>
    <style:style style:name="T2" style:family="text">
      <style:text-properties fo:font-variant="normal" fo:text-transform="none" fo:color="#444444" style:font-name="Open Sans" fo:font-size="12pt" fo:letter-spacing="normal" fo:font-style="normal" fo:font-weight="normal"/>
    </style:style>
    <style:style style:name="T3" style:family="text">
      <style:text-properties fo:font-variant="normal" fo:text-transform="none" fo:color="#444444" style:font-name="Open Sans" fo:font-size="12pt" fo:letter-spacing="normal" fo:font-style="italic" fo:font-weight="normal" fo:padding="0in" fo:border="none"/>
    </style:style>
    <style:style style:name="T4" style:family="text">
      <style:text-properties fo:font-variant="normal" fo:text-transform="none" fo:color="#444444" style:font-name="Consolas" fo:font-size="12pt" fo:letter-spacing="normal" fo:font-style="normal" fo:font-weight="normal" fo:background-color="#f2f2f2" loext:char-shading-value="0" fo:padding="0.0193in" fo:border="0.06pt solid #cccccc"/>
    </style:style>
    <style:style style:name="T5" style:family="text">
      <style:text-properties fo:font-variant="normal" fo:text-transform="none" fo:color="#444444" style:font-name="Consolas" fo:font-size="12pt" fo:letter-spacing="normal" fo:font-style="normal" fo:font-weight="normal" fo:padding="0.0193in" fo:border="0.06pt solid #cccccc"/>
    </style:style>
    <style:style style:name="T6" style:family="text">
      <style:text-properties fo:font-variant="normal" fo:text-transform="none" fo:color="#444444" fo:letter-spacing="normal" fo:background-color="#f2f2f2" loext:char-shading-value="0" fo:padding="0.0193in" fo:border="0.06pt solid #cccccc"/>
    </style:style>
    <style:style style:name="T7" style:family="text">
      <style:text-properties fo:font-variant="normal" fo:text-transform="none" fo:color="#444444" fo:letter-spacing="normal" fo:padding="0.0193in" fo:border="0.06pt solid #cccccc"/>
    </style:style>
    <style:style style:name="T8" style:family="text">
      <style:text-properties fo:font-variant="normal" fo:text-transform="none" fo:color="#0098d3" style:text-line-through-style="none" style:text-line-through-type="none" style:font-name="Open Sans" fo:font-size="12pt" fo:letter-spacing="normal" fo:font-style="normal" style:text-underline-style="none" fo:font-weight="normal" style:text-blinking="false" fo:padding="0in" fo:border="none"/>
    </style:style>
    <style:style style:name="T9" style:family="text">
      <style:text-properties fo:font-variant="normal" fo:text-transform="none" fo:color="#000000" style:font-name="Consolas" fo:font-size="12pt" fo:letter-spacing="normal" fo:font-style="normal" fo:font-weight="normal" fo:background-color="#f2f2f2" loext:char-shading-value="0" fo:padding="0in" fo:border="none"/>
    </style:style>
    <style:style style:name="T10" style:family="text">
      <style:text-properties fo:font-variant="normal" fo:text-transform="none" fo:color="#000000" style:font-name="Consolas" fo:font-size="12pt" fo:letter-spacing="normal" fo:font-style="normal" fo:font-weight="normal" fo:background-color="#f2f2f2" loext:char-shading-value="0" fo:padding="0.0193in" fo:border="0.06pt solid #cccccc"/>
    </style:style>
    <style:style style:name="T11" style:family="text">
      <style:text-properties fo:font-variant="normal" fo:text-transform="none" fo:color="#000000" style:font-name="Consolas" fo:font-size="12pt" fo:letter-spacing="normal" fo:font-style="normal" fo:font-weight="normal" fo:padding="0in" fo:border="none"/>
    </style:style>
    <style:style style:name="T12" style:family="text">
      <style:text-properties fo:font-variant="normal" fo:text-transform="none" fo:color="#000000" style:font-name="Consolas" fo:font-size="12pt" fo:letter-spacing="normal" fo:font-style="normal" fo:font-weight="normal" fo:padding="0.0193in" fo:border="0.06pt solid #cccccc"/>
    </style:style>
    <style:style style:name="T13" style:family="text">
      <style:text-properties fo:font-variant="normal" fo:text-transform="none" fo:color="#000000" style:font-name="Open Sans" fo:font-size="12pt" fo:letter-spacing="normal" fo:font-style="normal" fo:font-weight="normal"/>
    </style:style>
    <style:style style:name="T14" style:family="text">
      <style:text-properties fo:font-variant="normal" fo:text-transform="none" fo:color="#000000" style:font-name="Open Sans" fo:font-size="12pt" fo:letter-spacing="normal" fo:font-style="italic" fo:font-weight="normal" fo:padding="0in" fo:border="none"/>
    </style:style>
    <style:style style:name="T15" style:family="text">
      <style:text-properties fo:font-variant="normal" fo:text-transform="none" fo:color="#000000" style:text-line-through-style="none" style:text-line-through-type="none" style:font-name="Open Sans" fo:font-size="12pt" fo:letter-spacing="normal" fo:font-style="normal" style:text-underline-style="none" fo:font-weight="normal" style:text-blinking="false" fo:padding="0in" fo:border="none"/>
    </style:style>
    <style:style style:name="T16" style:family="text">
      <style:text-properties fo:font-variant="normal" fo:text-transform="none" fo:color="#000000" fo:letter-spacing="normal" fo:background-color="#f2f2f2" loext:char-shading-value="0" fo:padding="0.0193in" fo:border="0.06pt solid #cccccc"/>
    </style:style>
    <style:style style:name="T17" style:family="text">
      <style:text-properties fo:font-variant="normal" fo:text-transform="none" fo:color="#000000" fo:letter-spacing="normal" fo:padding="0.0193in" fo:border="0.06pt solid #cccccc"/>
    </style:style>
    <style:style style:name="T18" style:family="text">
      <style:text-properties fo:font-variant="normal" fo:text-transform="none" fo:color="#0000bb" style:font-name="Consolas" fo:font-size="12pt" fo:letter-spacing="normal" fo:font-style="normal" fo:font-weight="normal" fo:padding="0in" fo:border="none"/>
    </style:style>
    <style:style style:name="T19" style:family="text">
      <style:text-properties fo:font-variant="normal" fo:text-transform="none" fo:color="#0000bb" style:font-name="Consolas" fo:font-size="12pt" fo:letter-spacing="normal" fo:font-style="normal" fo:font-weight="normal" fo:background-color="#f2f2f2" loext:char-shading-value="0" fo:padding="0in" fo:border="none"/>
    </style:style>
    <style:style style:name="T20" style:family="text">
      <style:text-properties fo:font-variant="normal" fo:text-transform="none" fo:color="#ff8000" style:font-name="Consolas" fo:font-size="12pt" fo:letter-spacing="normal" fo:font-style="normal" fo:font-weight="normal" fo:padding="0in" fo:border="none"/>
    </style:style>
    <style:style style:name="T21" style:family="text">
      <style:text-properties fo:font-variant="normal" fo:text-transform="none" fo:color="#007700" style:font-name="Consolas" fo:font-size="12pt" fo:letter-spacing="normal" fo:font-style="normal" fo:font-weight="normal" fo:padding="0in" fo:border="none"/>
    </style:style>
    <style:style style:name="T22" style:family="text">
      <style:text-properties fo:font-variant="normal" fo:text-transform="none" fo:color="#dd0000" style:font-name="Consolas" fo:font-size="12pt" fo:letter-spacing="normal" fo:font-style="normal" fo:font-weight="normal" fo:padding="0in" fo:border="none"/>
    </style:style>
    <style:style style:name="T23" style:family="text">
      <style:text-properties fo:font-variant="normal" fo:text-transform="none" style:font-name="Open Sans" fo:font-size="12pt" fo:letter-spacing="normal" fo:font-style="normal" fo:font-weight="normal"/>
    </style:style>
    <style:style style:name="T24" style:family="text">
      <style:text-properties fo:font-variant="normal" fo:text-transform="none" style:font-name="Open Sans" fo:font-size="12pt" fo:letter-spacing="normal" fo:font-style="italic" fo:font-weight="normal" fo:padding="0in" fo:border="none"/>
    </style:style>
    <style:style style:name="T25" style:family="text">
      <style:text-properties fo:font-variant="normal" fo:text-transform="none" style:text-line-through-style="none" style:text-line-through-type="none" style:font-name="Open Sans" fo:font-size="12pt" fo:letter-spacing="normal" fo:font-style="normal" style:text-underline-style="none" fo:font-weight="normal" style:text-blinking="false" fo:padding="0in" fo:border="none"/>
    </style:style>
    <style:style style:name="T26" style:family="text">
      <style:text-properties fo:font-variant="normal" fo:text-transform="none" style:font-name="Consolas" fo:font-size="12pt" fo:letter-spacing="normal" fo:font-style="normal" fo:font-weight="normal" fo:background-color="#f2f2f2" loext:char-shading-value="0" fo:padding="0.0193in" fo:border="0.06pt solid #cccccc"/>
    </style:style>
    <style:style style:name="T27" style:family="text">
      <style:text-properties fo:font-variant="normal" fo:text-transform="none" style:font-name="Consolas" fo:font-size="12pt" fo:letter-spacing="normal" fo:font-style="normal" fo:font-weight="normal" fo:background-color="#f2f2f2" loext:char-shading-value="0" fo:padding="0in" fo:border="none"/>
    </style:style>
    <style:style style:name="T28" style:family="text">
      <style:text-properties fo:font-variant="normal" fo:text-transform="none" style:font-name="Consolas" fo:font-size="12pt" fo:letter-spacing="normal" fo:font-style="normal" fo:font-weight="normal" fo:padding="0in" fo:border="none"/>
    </style:style>
    <style:style style:name="T29" style:family="text">
      <style:text-properties fo:font-variant="normal" fo:text-transform="none" style:font-name="Consolas" fo:font-size="12pt" fo:letter-spacing="normal" fo:font-style="normal" fo:font-weight="normal" fo:padding="0.0193in" fo:border="0.06pt solid #cccccc"/>
    </style:style>
    <style:style style:name="T30" style:family="text">
      <style:text-properties fo:font-variant="normal" fo:text-transform="none" fo:letter-spacing="normal" fo:background-color="#f2f2f2" loext:char-shading-value="0" fo:padding="0.0193in" fo:border="0.06pt solid #cccccc"/>
    </style:style>
    <style:style style:name="T31" style:family="text">
      <style:text-properties fo:font-variant="normal" fo:text-transform="none" fo:letter-spacing="normal" fo:padding="0.0193in" fo:border="0.06pt solid #cccccc"/>
    </style:style>
    <style:style style:name="T32" style:family="text">
      <style:text-properties fo:font-variant="normal" fo:text-transform="none" fo:color="#ff0000" style:font-name="Consolas" fo:font-size="12pt" fo:letter-spacing="normal" fo:font-style="normal" fo:font-weight="normal" fo:padding="0in" fo:border="none"/>
    </style:style>
    <style:style style:name="T33" style:family="text">
      <style:text-properties fo:font-variant="normal" fo:text-transform="none" fo:color="#ff0000" style:font-name="Consolas" fo:font-size="12pt" fo:letter-spacing="normal" fo:font-style="normal" fo:font-weight="normal" fo:padding="0.0193in" fo:border="0.06pt solid #cccccc"/>
    </style:style>
    <style:style style:name="T34" style:family="text">
      <style:text-properties fo:font-variant="normal" fo:text-transform="none" fo:color="#ff0000" style:font-name="Consolas" fo:font-size="12pt" fo:letter-spacing="normal" fo:font-style="normal" fo:font-weight="normal" fo:background-color="#f2f2f2" loext:char-shading-value="0" fo:padding="0.0193in" fo:border="0.06pt solid #cccccc"/>
    </style:style>
    <style:style style:name="T35" style:family="text">
      <style:text-properties fo:font-variant="normal" fo:text-transform="none" fo:color="#ff0000" style:font-name="Consolas" fo:font-size="12pt" fo:letter-spacing="normal" fo:font-style="normal" fo:font-weight="normal" fo:background-color="#f2f2f2" loext:char-shading-value="0" fo:padding="0in" fo:border="none"/>
    </style:style>
    <style:style style:name="T36" style:family="text">
      <style:text-properties fo:font-variant="normal" fo:text-transform="none" fo:color="#ff0000" fo:letter-spacing="normal" fo:padding="0.0193in" fo:border="0.06pt solid #cccccc"/>
    </style:style>
    <style:style style:name="T37" style:family="text">
      <style:text-properties fo:font-variant="normal" fo:text-transform="none" fo:color="#ff0000" style:font-name="Open Sans" fo:font-size="12pt" fo:letter-spacing="normal" fo:font-style="normal" fo:font-weight="normal"/>
    </style:style>
    <style:style style:name="T38" style:family="text">
      <style:text-properties fo:color="#000000" style:font-name="Consolas" fo:font-size="12pt" fo:background-color="#f2f2f2" loext:char-shading-value="0" fo:padding="0.0193in" fo:border="0.06pt solid #cccccc"/>
    </style:style>
    <style:style style:name="T39" style:family="text">
      <style:text-properties fo:color="#ff0000"/>
    </style:style>
    <style:style style:name="T40" style:family="text">
      <style:text-properties fo:color="#ff0000" officeooo:rsid="0024f192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PHP 101 (part 3): Looping The Loop</text:h>
      <text:h text:style-name="P8" text:outline-level="2">Going Deeper</text:h>
      <text:p text:style-name="P2"><text:span text:style-name="T13">If you’ve been paying attention, you remember that in<text:line-break/></text:span><text:a xlink:type="simple" xlink:href="https://devzone.zend.com/7/php-101-part-3-looping-the-loop/php101-2.php"><text:span text:style-name="T15">Part Two</text:span></text:a><text:span text:style-name="T13"> I gave you a quick crash course in<text:line-break/>PHP’s basic control structures and operators. I also showed you how PHP<text:line-break/>can be used to process the data entered into a Web form. In this<text:line-break/>tutorial, I’m going to delve deeper into PHP’s operators and control<text:line-break/>structures, showing you two new operators, an alternative to the<text:line-break/></text:span><text:span text:style-name="Source_20_Text"><text:span text:style-name="T10">if-else()</text:span></text:span><text:span text:style-name="T13"> family of conditional statements, and some of PHP’s more<text:line-break/>interesting loops. So keep reading… this is just about to get interesting!</text:span></text:p>
      <text:p text:style-name="P5"><text:bookmark text:name="Heading2"/></text:p>
      <text:h text:style-name="P9" text:outline-level="2">Switching Things Around</text:h>
      <text:p text:style-name="P2"><text:span text:style-name="T13">An alternative to the </text:span><text:span text:style-name="Source_20_Text"><text:span text:style-name="T10">if-else()</text:span></text:span><text:span text:style-name="T13"> family of control structures is<text:line-break/>PHP’s </text:span><text:span text:style-name="Source_20_Text"><text:span text:style-name="T10">switch-case()</text:span></text:span><text:span text:style-name="T13"> statement, which does almost the same thing. It<text:line-break/>looks like this:</text:span></text:p>
      <text:p text:style-name="P2"><text:span text:style-name="Source_20_Text"><text:span text:style-name="T9"><text:line-break/>switch (decision-variable) {<text:line-break/>    case first condition is true:<text:line-break/>        do this!</text:span></text:span></text:p>
      <text:p text:style-name="P2"><text:span text:style-name="Source_20_Text"><text:span text:style-name="T16">    </text:span></text:span><text:span text:style-name="Source_20_Text"><text:span text:style-name="T10">case second condition is true:<text:line-break/>        do this!<text:line-break/>      ... and so on...<text:line-break/></text:span></text:span><text:soft-page-break/><text:span text:style-name="Source_20_Text"><text:span text:style-name="T10">}</text:span></text:span></text:p>
      <text:p text:style-name="P2"><text:span text:style-name="T13">Depending on the value of the decision variable, the appropriate<text:line-break/></text:span><text:span text:style-name="Source_20_Text"><text:span text:style-name="T10">case()</text:span></text:span><text:span text:style-name="T13"> block is executed. A </text:span><text:span text:style-name="Source_20_Text"><text:span text:style-name="T10">default</text:span></text:span><text:span text:style-name="T13"> block can also be created, to<text:line-break/>handle all those occasions when the value of the decision variable does<text:line-break/>not match any of the listed </text:span><text:span text:style-name="Source_20_Text"><text:span text:style-name="T10">case()</text:span></text:span><text:span text:style-name="T13"> conditions.</text:span></text:p>
      <text:p text:style-name="P2"><text:span text:style-name="T13">I’ll make this a little clearer by re-writing one of my earlier<text:line-break/>examples in terms of the </text:span><text:span text:style-name="Source_20_Text"><text:span text:style-name="T10">switch()</text:span></text:span><text:span text:style-name="T13"> statement:</text:span></text:p>
      <text:p text:style-name="P2"><text:span text:style-name="Source_20_Text"><text:span text:style-name="T9"><text:line-break/>&lt;html&gt;<text:line-break/>&lt;head&gt;&lt;/head&gt;<text:line-break/>&lt;body&gt;</text:span></text:span></text:p>
      <text:p text:style-name="P3"><text:span text:style-name="Source_20_Text"><text:span text:style-name="T11">&lt;?php</text:span></text:span></text:p>
      <text:p text:style-name="P3"><text:span text:style-name="Source_20_Text"><text:span text:style-name="T11">// get form selection</text:span></text:span><text:span text:style-name="Source_20_Text"><text:span text:style-name="T12"><text:line-break/></text:span></text:span><text:span text:style-name="Source_20_Text"><text:span text:style-name="T11">$day = $_GET['day'];</text:span></text:span><text:span text:style-name="Source_20_Text"><text:span text:style-name="T12"><text:line-break/></text:span></text:span><text:span text:style-name="Source_20_Text"><text:span text:style-name="T11">// check value and select appropriate item</text:span></text:span><text:span text:style-name="Source_20_Text"><text:span text:style-name="T12"><text:line-break/></text:span></text:span><text:span text:style-name="Source_20_Text"><text:span text:style-name="T32">switch ($day) {<text:line-break/>    case 1:</text:span></text:span></text:p>
      <text:p text:style-name="P3"><text:span text:style-name="Source_20_Text"><text:span text:style-name="T36">    </text:span></text:span><text:span text:style-name="Source_20_Text"><text:span text:style-name="T32">$special = 'Chicken in oyster sauce';<text:line-break/>        break;<text:line-break/>    case 2:<text:line-break/>        $special = 'French onion soup';<text:line-break/>        break;</text:span></text:span></text:p>
      <text:p text:style-name="P3"><text:span text:style-name="Source_20_Text"><text:span text:style-name="T36">  </text:span></text:span><text:span text:style-name="Source_20_Text"><text:span text:style-name="T33">case </text:span></text:span><text:span text:style-name="Source_20_Text"><text:span text:style-name="T32">3:<text:line-break/>        $special = 'Pork chops with mashed potatoes and green salad';<text:line-break/></text:span></text:span><text:soft-page-break/><text:span text:style-name="Source_20_Text"><text:span text:style-name="T32">        break;<text:line-break/>    default:</text:span></text:span><text:span text:style-name="Source_20_Text"><text:span text:style-name="T33"><text:line-break/>        </text:span></text:span><text:span text:style-name="Source_20_Text"><text:span text:style-name="T32">$special = 'Fish and chips';</text:span></text:span></text:p>
      <text:p text:style-name="P3"><text:span text:style-name="Source_20_Text"><text:span text:style-name="T36">        </text:span></text:span><text:span text:style-name="Source_20_Text"><text:span text:style-name="T33">break;<text:line-break/>}</text:span></text:span></text:p>
      <text:p text:style-name="P3"><text:span text:style-name="Source_20_Text"><text:span text:style-name="T11">?&gt;</text:span></text:span></text:p>
      <text:p text:style-name="P3"><text:span text:style-name="Source_20_Text"><text:span text:style-name="T12">&lt;h2&gt;Today's special is:&lt;/h2&gt;<text:line-break/></text:span></text:span><text:span text:style-name="Source_20_Text"><text:span text:style-name="T11">&lt;?php echo $special ?&gt;</text:span></text:span><text:span text:style-name="Source_20_Text"><text:span text:style-name="T12"><text:line-break/>&lt;/body&gt;</text:span></text:span></text:p>
      <text:p text:style-name="P2"><text:span text:style-name="Source_20_Text"><text:span text:style-name="T10">&lt;/html&gt;</text:span></text:span></text:p>
      <text:p text:style-name="P6">There are a couple of important keywords here:</text:p>
      <text:list xml:id="list3359469647207533627" text:style-name="L1">
        <text:list-item>
          <text:p text:style-name="P4"><text:span text:style-name="T13">The </text:span><text:span text:style-name="Source_20_Text"><text:span text:style-name="T10">break</text:span></text:span><text:span text:style-name="T13"> keyword is used to break out of the </text:span><text:span text:style-name="Source_20_Text"><text:span text:style-name="T10">switch()</text:span></text:span><text:span text:style-name="T13"> statement<text:line-break/>block and move immediately to the lines following it.</text:span></text:p>
        </text:list-item>
        <text:list-item>
          <text:p text:style-name="P4"><text:span text:style-name="T13">The </text:span><text:span text:style-name="Source_20_Text"><text:span text:style-name="T10">default</text:span></text:span><text:span text:style-name="T13"> keyword is used to execute a default set of statements<text:line-break/>when the variable passed to </text:span><text:span text:style-name="Source_20_Text"><text:span text:style-name="T10">switch()</text:span></text:span><text:span text:style-name="T13"> does not satisfy any of the<text:line-break/>conditions listed within the block.</text:span></text:p>
        </text:list-item>
      </text:list>
      <text:p text:style-name="P2"><text:span text:style-name="T37">A common newbie mistake here is to forget the </text:span><text:span text:style-name="Source_20_Text"><text:span text:style-name="T34">break</text:span></text:span><text:span text:style-name="T37"> at the end of<text:line-break/>every </text:span><text:span text:style-name="Source_20_Text"><text:span text:style-name="T34">case()</text:span></text:span><text:span text:style-name="T37"> block. </text:span><text:span text:style-name="T13">Remember that if you forget to break out of a</text:span></text:p>
      <text:p text:style-name="P2"><text:span text:style-name="Source_20_Text"><text:span text:style-name="T10">case()</text:span></text:span><text:span text:style-name="T13"> block, PHP will continue executing the code in all the<text:line-break/>subsequent </text:span><text:span text:style-name="Source_20_Text"><text:span text:style-name="T10">case()</text:span></text:span><text:span text:style-name="T13"> blocks it encounters.</text:span></text:p>
      <text:p text:style-name="P2"><text:span text:style-name="T13">For more on the </text:span><text:span text:style-name="Source_20_Text"><text:span text:style-name="T10">switch()</text:span></text:span><text:span text:style-name="T13"> statement, see<text:line-break/></text:span><text:a xlink:type="simple" xlink:href="http://www.php.net/manual/en/control-structures.switch.php" office:target-frame-name="blank" xlink:show="replace"><text:span text:style-name="T15">http://www.php.net/manual/en/control-structures.switch.php</text:span></text:a><text:span text:style-name="T13">.</text:span></text:p>
      <text:p text:style-name="P5"><text:bookmark text:name="Heading3"/></text:p>
      <text:h text:style-name="P9" text:outline-level="2"><text:soft-page-break/>Creative Conditionals</text:h>
      <text:p text:style-name="P6"><text:span text:style-name="T39">Normally, when creating and processing forms in PHP, you would place<text:line-break/>the HTML form in one file, and handle form processing through a<text:line-break/>separate PHP script. However, with the power of conditional statements<text:line-break/>at your disposal, you can combine both pages into one </text:span><text:span text:style-name="T40">(俱體怎麼弄, 不重要, 故沒劃)</text:span><text:span text:style-name="T39">.</text:span></text:p>
      <text:p text:style-name="P2"><text:span text:style-name="T13">How do you do this? Simple. All you need to do is assign a name to<text:line-break/>the form </text:span><text:span text:style-name="Source_20_Text"><text:span text:style-name="T10">submit</text:span></text:span><text:span text:style-name="T13"> control, and then check whether the special </text:span><text:span text:style-name="Source_20_Text"><text:span text:style-name="T10">$_POST</text:span></text:span><text:span text:style-name="T13"><text:line-break/>container variable contains that name when the script first loads up.<text:line-break/>If it does, the form has already been submitted, and you can process<text:line-break/>the data; if it does not, that the user has not submitted the form and<text:line-break/>you therefore need to generate the initial, unfilled form. Thus, by<text:line-break/>testing for the presence or absence of this </text:span><text:span text:style-name="Source_20_Text"><text:span text:style-name="T10">submit</text:span></text:span><text:span text:style-name="T13"> variable, a clever<text:line-break/>PHP programmer can use a single PHP script to generate both the initial<text:line-break/>form, and the output after it has been submitted, as appropriate.</text:span></text:p>
      <text:p text:style-name="P6">Here’s a simple example:</text:p>
      <text:p text:style-name="P2"><text:span text:style-name="Source_20_Text"><text:span text:style-name="T9"><text:line-break/>&lt;html&gt;<text:line-break/>&lt;head&gt;&lt;/head&gt;<text:line-break/>&lt;body&gt;</text:span></text:span></text:p>
      <text:p text:style-name="P3"><text:span text:style-name="Source_20_Text"><text:span text:style-name="T11">&lt;?php</text:span></text:span><text:span text:style-name="Source_20_Text"><text:span text:style-name="T12"><text:line-break/></text:span></text:span><text:span text:style-name="Source_20_Text"><text:span text:style-name="T11">/* if the "submit" variable does not exist, the form has not been submitted - display initial page */</text:span></text:span><text:span text:style-name="Source_20_Text"><text:span text:style-name="T12"><text:line-break/></text:span></text:span><text:span text:style-name="Source_20_Text"><text:span text:style-name="T11">if (!isset($_POST['submit'])) {</text:span></text:span></text:p>
      <text:p text:style-name="P3"><text:span text:style-name="Source_20_Text"><text:span text:style-name="T11">?&gt;</text:span></text:span></text:p>
      <text:p text:style-name="P3"><text:span text:style-name="Source_20_Text"><text:span text:style-name="T17">    </text:span></text:span><text:span text:style-name="Source_20_Text"><text:span text:style-name="T12">&lt;form action="</text:span></text:span><text:span text:style-name="Source_20_Text"><text:span text:style-name="T11">&lt;?php echo $_SERVER['PHP_SELF']; ?&gt;</text:span></text:span><text:span text:style-name="Source_20_Text"><text:span text:style-name="T12">" method="post"&gt;<text:line-break/></text:span></text:span><text:soft-page-break/><text:span text:style-name="Source_20_Text"><text:span text:style-name="T12">    Enter your age: &lt;input name="age" size="2"&gt;<text:line-break/>    &lt;input type="submit" name="submit" value="Go"&gt;</text:span></text:span></text:p>
      <text:p text:style-name="P3"><text:span text:style-name="Source_20_Text"><text:span text:style-name="T17">    </text:span></text:span><text:span text:style-name="Source_20_Text"><text:span text:style-name="T12">&lt;/form&gt;</text:span></text:span></text:p>
      <text:p text:style-name="P3"><text:span text:style-name="Source_20_Text"><text:span text:style-name="T11">&lt;?php</text:span></text:span><text:span text:style-name="Source_20_Text"><text:span text:style-name="T12"><text:line-break/></text:span></text:span><text:span text:style-name="Source_20_Text"><text:span text:style-name="T11">    }<text:line-break/>else {</text:span></text:span><text:span text:style-name="Source_20_Text"><text:span text:style-name="T12"><text:line-break/></text:span></text:span><text:span text:style-name="Source_20_Text"><text:span text:style-name="T11">/* if the "submit" variable exists, the form has been submitted - look for and process form data */<text:line-break/>    // display result</text:span></text:span><text:span text:style-name="Source_20_Text"><text:span text:style-name="T12"><text:line-break/>    </text:span></text:span><text:span text:style-name="Source_20_Text"><text:span text:style-name="T11">$age = $_POST['age'];</text:span></text:span></text:p>
      <text:p text:style-name="P3"><text:span text:style-name="Source_20_Text"><text:span text:style-name="T17">    </text:span></text:span><text:span text:style-name="Source_20_Text"><text:span text:style-name="T12">if (</text:span></text:span><text:span text:style-name="Source_20_Text"><text:span text:style-name="T11">$age &gt;= 21) {<text:line-break/>        echo 'Come on in, we have alcohol and music awaiting you!';<text:line-break/>        }<text:line-break/>    else {<text:line-break/>        echo 'You're too young for this club, come back when you're a little older';</text:span></text:span></text:p>
      <text:p text:style-name="P3"><text:span text:style-name="Source_20_Text"><text:span text:style-name="T17">    </text:span></text:span><text:span text:style-name="Source_20_Text"><text:span text:style-name="T12">}<text:line-break/>}<text:line-break/></text:span></text:span><text:span text:style-name="Source_20_Text"><text:span text:style-name="T11">?&gt;</text:span></text:span></text:p>
      <text:p text:style-name="P2"><text:span text:style-name="Source_20_Text"><text:span text:style-name="T10">&lt;/body&gt;<text:line-break/>&lt;/html&gt;</text:span></text:span></text:p>
      <text:p text:style-name="P2"><text:span text:style-name="T13">As you can see, the script contains two pages: the initial, empty<text:line-break/>form and the result page generated after hitting the </text:span><text:span text:style-name="Source_20_Text"><text:span text:style-name="T10">submit</text:span></text:span><text:span text:style-name="T13"> button. In<text:line-break/>order to decide which page to display, the script first tests for the<text:line-break/>presence of the </text:span><text:span text:style-name="Source_20_Text"><text:span text:style-name="T10">$_POST['submit']</text:span></text:span><text:span text:style-name="T13"> variable. If it doesn’t find it, it<text:line-break/></text:span><text:soft-page-break/><text:span text:style-name="T13">assumes that the form has yet to be submitted, and displays the initial<text:line-break/>list of days. Once the form has been submitted, the same script will be<text:line-break/>called to process the form input. This time, however, the</text:span></text:p>
      <text:p text:style-name="P2"><text:span text:style-name="Source_20_Text"><text:span text:style-name="T10">$_POST['submit']</text:span></text:span><text:span text:style-name="T13"> variable </text:span><text:span text:style-name="T14">will</text:span><text:span text:style-name="T13"> be set, and so PHP will not<text:line-break/>display the initial page, but rather the page containing the result message.</text:span></text:p>
      <text:p text:style-name="P2"><text:span text:style-name="T13">Note that for this to work, your </text:span><text:span text:style-name="Source_20_Text"><text:span text:style-name="T10">submit</text:span></text:span><text:span text:style-name="T13"> button must have a value<text:line-break/>assigned to its “name” attribute, and you must check for that value in<text:line-break/>the primary conditional statement. And in case you were wondering, </text:span><text:span text:style-name="T37">the<text:line-break/></text:span><text:span text:style-name="Source_20_Text"><text:span text:style-name="T34">$_SERVER</text:span></text:span><text:span text:style-name="T37"> array is a special PHP variable which always holds server<text:line-break/>information, including the path and name of the currently executing script.</text:span></text:p>
      <text:p text:style-name="P6">Next up, loops.</text:p>
      <text:p text:style-name="P5"><text:bookmark text:name="Heading4"/></text:p>
      <text:h text:style-name="P9" text:outline-level="2">One by One</text:h>
      <text:p text:style-name="P6">For those of you unfamiliar with the term, a loop is a control<text:line-break/>structure that enables you to repeat the same set of php<text:line-break/>statements or commands over and over again (the actual number of<text:line-break/>repetitions can be a number you specify, or depend on the fulfillment<text:line-break/>of one or more conditions).</text:p>
      <text:p text:style-name="P6">Now, last time out you saw a few comparison and logical<text:line-break/>operators, which help in building conditional statements. Since this<text:line-break/>segment of the tutorial is going to focus on loops, this is an<text:line-break/>appropriate time to introduce you to PHP’s auto-increment and<text:line-break/>auto-decrement operators, which see a lot of use in this context.</text:p>
      <text:p text:style-name="P6">The auto-increment operator is a PHP operator designed to<text:line-break/>automatically increment the value of the variable it is attached to by<text:line-break/><text:soft-page-break/>1. It is represented by two “plus” signs (++). This snippet of code should<text:line-break/>explain it:</text:p>
      <text:p text:style-name="P3"><text:span text:style-name="Source_20_Text"><text:span text:style-name="T11">&lt;?php</text:span></text:span></text:p>
      <text:p text:style-name="P3"><text:span text:style-name="Source_20_Text"><text:span text:style-name="T11">// define $total as 10</text:span></text:span><text:span text:style-name="Source_20_Text"><text:span text:style-name="T12"><text:line-break/></text:span></text:span><text:span text:style-name="Source_20_Text"><text:span text:style-name="T11">$total = 10;</text:span></text:span><text:span text:style-name="Source_20_Text"><text:span text:style-name="T12"><text:line-break/></text:span></text:span><text:span text:style-name="Source_20_Text"><text:span text:style-name="T11">// increment it</text:span></text:span><text:span text:style-name="Source_20_Text"><text:span text:style-name="T12"><text:line-break/></text:span></text:span><text:span text:style-name="Source_20_Text"><text:span text:style-name="T32">$total++;</text:span></text:span><text:span text:style-name="Source_20_Text"><text:span text:style-name="T12"><text:line-break/></text:span></text:span><text:span text:style-name="Source_20_Text"><text:span text:style-name="T11">// $total is now 11</text:span></text:span></text:p>
      <text:p text:style-name="P3"><text:span text:style-name="Source_20_Text"><text:span text:style-name="T11">echo $total;</text:span></text:span></text:p>
      <text:p text:style-name="P2"><text:span text:style-name="Source_20_Text"><text:span text:style-name="T9">?&gt;</text:span></text:span></text:p>
      <text:p text:style-name="P2"><text:span text:style-name="T13">Thus, </text:span><text:span text:style-name="Source_20_Text"><text:span text:style-name="T34">$total++</text:span></text:span><text:span text:style-name="T37"> is functionally equivalent to </text:span><text:span text:style-name="Source_20_Text"><text:span text:style-name="T34">$total = $total + 1</text:span></text:span><text:span text:style-name="T37">.</text:span></text:p>
      <text:p text:style-name="P6">There’s a corresponding auto-decrement operator (–), which does exactly the opposite:</text:p>
      <text:p text:style-name="P2"><text:span text:style-name="Source_20_Text"><text:span text:style-name="T9"><text:line-break/>&lt;?php</text:span></text:span></text:p>
      <text:p text:style-name="P3"><text:span text:style-name="Source_20_Text"><text:span text:style-name="T11">// define $total as 10</text:span></text:span><text:span text:style-name="Source_20_Text"><text:span text:style-name="T12"><text:line-break/></text:span></text:span><text:span text:style-name="Source_20_Text"><text:span text:style-name="T11">$total = 10;</text:span></text:span><text:span text:style-name="Source_20_Text"><text:span text:style-name="T12"><text:line-break/></text:span></text:span><text:span text:style-name="Source_20_Text"><text:span text:style-name="T11">// decrement it</text:span></text:span></text:p>
      <text:p text:style-name="P3"><text:span text:style-name="Source_20_Text"><text:span text:style-name="T32">$total--;</text:span></text:span><text:span text:style-name="Source_20_Text"><text:span text:style-name="T12"><text:line-break/></text:span></text:span><text:span text:style-name="Source_20_Text"><text:span text:style-name="T11">// $total is now 9</text:span></text:span><text:span text:style-name="Source_20_Text"><text:span text:style-name="T12"><text:line-break/></text:span></text:span><text:span text:style-name="Source_20_Text"><text:span text:style-name="T11">echo $total;</text:span></text:span></text:p>
      <text:p text:style-name="P2"><text:span text:style-name="Source_20_Text"><text:span text:style-name="T9">?&gt;</text:span></text:span></text:p>
      <text:p text:style-name="P6">These operators are frequently used in loops, to update<text:line-break/>the value of the loop counter, speaking of which…</text:p>
      <text:p text:style-name="P5"><text:bookmark text:name="Heading5"/></text:p>
      <text:h text:style-name="P9" text:outline-level="2"><text:soft-page-break/>Being Square</text:h>
      <text:p text:style-name="P2"><text:span text:style-name="T13">The first – and simplest – loop to<text:line-break/>learn in PHP is the so-called </text:span><text:span text:style-name="Source_20_Text"><text:span text:style-name="T10">while()</text:span></text:span><text:span text:style-name="T13"> loop, which looks like this:</text:span></text:p>
      <text:p text:style-name="P2"><text:span text:style-name="Source_20_Text"><text:span text:style-name="T35"><text:line-break/>while (condition is true) {<text:line-break/>    do this!<text:line-break/>}</text:span></text:span></text:p>
      <text:p text:style-name="P2"><text:span text:style-name="Source_20_Text"><text:span text:style-name="T38"/></text:span></text:p>
      <text:p text:style-name="P3"><text:span text:style-name="T13">In this case, so long as the condition specified evaluates as true<text:line-break/>– remember what you learned in </text:span><text:a xlink:type="simple" xlink:href="https://devzone.zend.com/7/php-101-part-3-looping-the-loop/php101-2.php"><text:span text:style-name="T15">Part Two</text:span></text:a><text:span text:style-name="T13">?<text:line-break/>– the PHP statements within the curly braces will continue to execute. As<text:line-break/>soon as the condition becomes false, the loop will be broken and the statements<text:line-break/>following it will be executed.</text:span></text:p>
      <text:p text:style-name="P2"><text:span text:style-name="T13">Here’s a quick example which demonstrates the </text:span><text:span text:style-name="Source_20_Text"><text:span text:style-name="T10">while()</text:span></text:span><text:span text:style-name="T13"> loop:</text:span></text:p>
      <text:p text:style-name="P2"><text:span text:style-name="Source_20_Text"><text:span text:style-name="T9"><text:line-break/>&lt;html&gt;</text:span></text:span></text:p>
      <text:p text:style-name="P3"><text:span text:style-name="Source_20_Text"><text:span text:style-name="T12">&lt;head&gt;&lt;/head&gt;<text:line-break/>&lt;body&gt;<text:line-break/>&lt;form action="squares.php" method="POST"&gt;<text:line-break/>Print all the squares between 1 and &lt;input type="text" name="limit" size="4" maxlength="4"&gt;<text:line-break/>&lt;input type="submit" name="submit" value="Go"&gt;<text:line-break/>&lt;/form&gt;<text:line-break/></text:span></text:span><text:soft-page-break/><text:span text:style-name="Source_20_Text"><text:span text:style-name="T12">&lt;/body&gt;<text:line-break/>&lt;/html&gt;</text:span></text:span></text:p>
      <text:p text:style-name="P2"><text:span text:style-name="Source_20_Text"><text:span text:style-name="T38"/></text:span></text:p>
      <text:p text:style-name="P2"><text:span text:style-name="T13">This is a simple form which asks the user to enter a number. When<text:line-break/>the form is submitted, the PHP script that is invoked should take this<text:line-break/>number and print the squares of all the numbers between 1 and the<text:line-break/>entered value. With a </text:span><text:span text:style-name="Source_20_Text"><text:span text:style-name="T10">while()</text:span></text:span><text:span text:style-name="T13"> loop, this is simplicity itself:</text:span></text:p>
      <text:p text:style-name="P2"><text:span text:style-name="Source_20_Text"><text:span text:style-name="T9"><text:line-break/>&lt;html&gt;<text:line-break/>&lt;head&gt;&lt;/head&gt;<text:line-break/>&lt;body&gt;</text:span></text:span></text:p>
      <text:p text:style-name="P3"><text:span text:style-name="Source_20_Text"><text:span text:style-name="T11">&lt;?php</text:span></text:span></text:p>
      <text:p text:style-name="P3"><text:span text:style-name="Source_20_Text"><text:span text:style-name="T11">// set variables from form input</text:span></text:span><text:span text:style-name="Source_20_Text"><text:span text:style-name="T12"><text:line-break/></text:span></text:span><text:span text:style-name="Source_20_Text"><text:span text:style-name="T11">$upperLimit = $_POST['limit'];</text:span></text:span><text:span text:style-name="Source_20_Text"><text:span text:style-name="T12"><text:line-break/></text:span></text:span><text:span text:style-name="Source_20_Text"><text:span text:style-name="T11">$lowerLimit = 1;</text:span></text:span></text:p>
      <text:p text:style-name="P3"><text:span text:style-name="Source_20_Text"><text:span text:style-name="T11">// keep printing squares until lower limit = upper limit<text:line-break/>while ($lowerLimit &lt;= $upperLimit) {<text:line-break/>    echo ($lowerLimit * $lowerLimit).'&amp;nbsp;';</text:span></text:span></text:p>
      <text:p text:style-name="P3"><text:span text:style-name="Source_20_Text"><text:span text:style-name="T17">    </text:span></text:span><text:span text:style-name="Source_20_Text"><text:span text:style-name="T11">$lowerLimit++;<text:line-break/>}</text:span></text:span><text:span text:style-name="Source_20_Text"><text:span text:style-name="T12"><text:line-break/></text:span></text:span><text:span text:style-name="Source_20_Text"><text:span text:style-name="T11">// print end marker</text:span></text:span><text:span text:style-name="Source_20_Text"><text:span text:style-name="T12"><text:line-break/></text:span></text:span><text:span text:style-name="Source_20_Text"><text:span text:style-name="T11">echo 'END';</text:span></text:span></text:p>
      <text:p text:style-name="P3"><text:span text:style-name="Source_20_Text"><text:span text:style-name="T11">?&gt;</text:span></text:span></text:p>
      <text:p text:style-name="P3"><text:span text:style-name="Source_20_Text"><text:span text:style-name="T12">&lt;/body&gt;</text:span></text:span></text:p>
      <text:p text:style-name="P2"><text:span text:style-name="Source_20_Text"><text:span text:style-name="T10">&lt;/html&gt;</text:span></text:span></text:p>
      <text:p text:style-name="P2"><text:soft-page-break/><text:span text:style-name="T13">This script uses a </text:span><text:span text:style-name="Source_20_Text"><text:span text:style-name="T10">while()</text:span></text:span><text:span text:style-name="T13"> loop to count forwards from 1 until the<text:line-break/>values of </text:span><text:span text:style-name="Source_20_Text"><text:span text:style-name="T10">$lowerLimit</text:span></text:span><text:span text:style-name="T13"> and </text:span><text:span text:style-name="Source_20_Text"><text:span text:style-name="T10">$upperLimit</text:span></text:span><text:span text:style-name="T13"> are equal.</text:span></text:p>
      <text:p text:style-name="P5"><text:bookmark text:name="Heading6"/></text:p>
      <text:h text:style-name="P9" text:outline-level="2">Loop First, Ask Questions Later</text:h>
      <text:p text:style-name="P2"><text:span text:style-name="T13">The </text:span><text:span text:style-name="Source_20_Text"><text:span text:style-name="T10">while()</text:span></text:span><text:span text:style-name="T13"> loop executes a set of statements while a specified<text:line-break/>condition is true. But what happens if the condition is true on the<text:line-break/>first iteration of the loop itself? In the previous example, if you<text:line-break/>were to enter the value 0in the form, the </text:span><text:span text:style-name="Source_20_Text"><text:span text:style-name="T10">while()</text:span></text:span><text:span text:style-name="T13"> loop would not<text:line-break/>execute even once. Try it yourself and you’ll see what I mean.</text:span></text:p>
      <text:p text:style-name="P2"><text:span text:style-name="T13">If you’re in a situation where you need to execute a set of statements *at least*<text:line-break/>once, PHP offers you the </text:span><text:span text:style-name="Source_20_Text"><text:span text:style-name="T10">do-while()</text:span></text:span><text:span text:style-name="T13"> loop. Here’s what it looks like:</text:span></text:p>
      <text:p text:style-name="P2"><text:span text:style-name="Source_20_Text"><text:span text:style-name="T9"><text:line-break/></text:span></text:span><text:span text:style-name="Source_20_Text"><text:span text:style-name="T35">do {<text:line-break/>    do this!<text:line-break/>} while (condition is true)</text:span></text:span></text:p>
      <text:p text:style-name="P2"><text:span text:style-name="T13">Let’s take a quick example to better understand the difference<text:line-break/>between </text:span><text:span text:style-name="Source_20_Text"><text:span text:style-name="T10">while()</text:span></text:span><text:span text:style-name="T13"> and </text:span><text:span text:style-name="Source_20_Text"><text:span text:style-name="T10">do-while()</text:span></text:span><text:span text:style-name="T13">:</text:span></text:p>
      <text:p text:style-name="P2"><text:span text:style-name="Source_20_Text"><text:span text:style-name="T10"><text:line-break/></text:span></text:span><text:span text:style-name="Source_20_Text"><text:span text:style-name="T9"><text:line-break/>&lt;?php</text:span></text:span></text:p>
      <text:p text:style-name="P3"><text:span text:style-name="Source_20_Text"><text:span text:style-name="T12">$x </text:span></text:span><text:span text:style-name="Source_20_Text"><text:span text:style-name="T11">= 100;</text:span></text:span><text:span text:style-name="Source_20_Text"><text:span text:style-name="T12"><text:line-break/></text:span></text:span><text:span text:style-name="Source_20_Text"><text:span text:style-name="T11">// while loop</text:span></text:span><text:span text:style-name="Source_20_Text"><text:span text:style-name="T12"><text:line-break/></text:span></text:span><text:span text:style-name="Source_20_Text"><text:span text:style-name="T11">while ($x == 700) {</text:span></text:span></text:p>
      <text:p text:style-name="P3"><text:soft-page-break/><text:span text:style-name="Source_20_Text"><text:span text:style-name="T17">    </text:span></text:span><text:span text:style-name="Source_20_Text"><text:span text:style-name="T12">echo </text:span></text:span><text:span text:style-name="Source_20_Text"><text:span text:style-name="T11">"Running...";<text:line-break/>    break;<text:line-break/>}</text:span></text:span></text:p>
      <text:p text:style-name="P2"><text:span text:style-name="Source_20_Text"><text:span text:style-name="T9">?&gt;</text:span></text:span></text:p>
      <text:p text:style-name="P2"><text:span text:style-name="T13">In this case, no matter how many times you run this PHP script, you<text:line-break/>will get no output at all, since the value of </text:span><text:span text:style-name="Source_20_Text"><text:span text:style-name="T10">$x</text:span></text:span><text:span text:style-name="T13"> is not equal to 700.<text:line-break/>But, if you ran this version of the script:</text:span></text:p>
      <text:p text:style-name="P2"><text:span text:style-name="Source_20_Text"><text:span text:style-name="T9"><text:line-break/>&lt;?php</text:span></text:span></text:p>
      <text:p text:style-name="P3"><text:span text:style-name="Source_20_Text"><text:span text:style-name="T12">$x </text:span></text:span><text:span text:style-name="Source_20_Text"><text:span text:style-name="T11">= 100;</text:span></text:span><text:span text:style-name="Source_20_Text"><text:span text:style-name="T12"><text:line-break/></text:span></text:span><text:span text:style-name="Source_20_Text"><text:span text:style-name="T11">// do-while loop</text:span></text:span><text:span text:style-name="Source_20_Text"><text:span text:style-name="T12"><text:line-break/></text:span></text:span><text:span text:style-name="Source_20_Text"><text:span text:style-name="T11">do {<text:line-break/>    echo "Running...";</text:span></text:span></text:p>
      <text:p text:style-name="P3"><text:span text:style-name="Source_20_Text"><text:span text:style-name="T17">    </text:span></text:span><text:span text:style-name="Source_20_Text"><text:span text:style-name="T12">break;<text:line-break/>} while (</text:span></text:span><text:span text:style-name="Source_20_Text"><text:span text:style-name="T11">$x == 700);</text:span></text:span></text:p>
      <text:p text:style-name="P2"><text:span text:style-name="Source_20_Text"><text:span text:style-name="T9">?&gt;</text:span></text:span></text:p>
      <text:p text:style-name="P2"><text:span text:style-name="T13">you would see </text:span><text:span text:style-name="T14">one</text:span><text:span text:style-name="T13"> line of output, as the code within the </text:span><text:span text:style-name="Source_20_Text"><text:span text:style-name="T10">do()</text:span></text:span></text:p>
      <text:p text:style-name="P6">block would run once.</text:p>
      <text:p text:style-name="P6">Let’s now revise the previous PHP script so that it runs at least<text:line-break/>once, regardless of what value is entered into the form:</text:p>
      <text:p text:style-name="P2"><text:span text:style-name="Source_20_Text"><text:span text:style-name="T9"><text:line-break/>&lt;html&gt;<text:line-break/>&lt;head&gt;&lt;/head&gt;<text:line-break/>&lt;body&gt;</text:span></text:span></text:p>
      <text:p text:style-name="P3"><text:soft-page-break/><text:span text:style-name="Source_20_Text"><text:span text:style-name="T11">&lt;?php</text:span></text:span></text:p>
      <text:p text:style-name="P3"><text:span text:style-name="Source_20_Text"><text:span text:style-name="T11">// set variables from form input</text:span></text:span><text:span text:style-name="Source_20_Text"><text:span text:style-name="T12"><text:line-break/></text:span></text:span><text:span text:style-name="Source_20_Text"><text:span text:style-name="T11">$upperLimit = $_POST['limit'];</text:span></text:span><text:span text:style-name="Source_20_Text"><text:span text:style-name="T12"><text:line-break/></text:span></text:span><text:span text:style-name="Source_20_Text"><text:span text:style-name="T11">$lowerLimit = 1;</text:span></text:span><text:span text:style-name="Source_20_Text"><text:span text:style-name="T12"><text:line-break/></text:span></text:span><text:span text:style-name="Source_20_Text"><text:span text:style-name="T11">// keep printing squares until lower limit = upper limit</text:span></text:span></text:p>
      <text:p text:style-name="P3"><text:span text:style-name="Source_20_Text"><text:span text:style-name="T11">do {<text:line-break/>    echo ($lowerLimit * $lowerLimit).'&amp;nbsp;';<text:line-break/>    $lowerLimit++;<text:line-break/>} while ($lowerLimit &lt;= $upperLimit);</text:span></text:span></text:p>
      <text:p text:style-name="P3"><text:span text:style-name="Source_20_Text"><text:span text:style-name="T11">// print end marker</text:span></text:span><text:span text:style-name="Source_20_Text"><text:span text:style-name="T12"><text:line-break/></text:span></text:span><text:span text:style-name="Source_20_Text"><text:span text:style-name="T11">echo ' END';</text:span></text:span></text:p>
      <text:p text:style-name="P3"><text:span text:style-name="Source_20_Text"><text:span text:style-name="T11">?&gt;</text:span></text:span></text:p>
      <text:p text:style-name="P2"><text:span text:style-name="Source_20_Text"><text:span text:style-name="T10">&lt;/body&gt;<text:line-break/>&lt;/html&gt;</text:span></text:span></text:p>
      <text:p text:style-name="P2"><text:span text:style-name="T13">Thus, the construction of the </text:span><text:span text:style-name="Source_20_Text"><text:span text:style-name="T10">do-while()</text:span></text:span><text:span text:style-name="T13"> loop is such that the<text:line-break/>statements within the loop are executed first, and the condition to be<text:line-break/>tested is checked afterwards. This implies that the statements within<text:line-break/>the curly braces would be executed at least once.</text:span></text:p>
      <text:p text:style-name="P2"><text:span text:style-name="T13">Read more about the </text:span><text:span text:style-name="Source_20_Text"><text:span text:style-name="T10">while()</text:span></text:span><text:span text:style-name="T13"> and </text:span><text:span text:style-name="Source_20_Text"><text:span text:style-name="T10">do-while()</text:span></text:span><text:span text:style-name="T13"> loops at<text:line-break/></text:span><text:a xlink:type="simple" xlink:href="http://www.php.net/manual/en/control-structures.while.php" office:target-frame-name="blank" xlink:show="replace"><text:span text:style-name="T15">http://www.php.net/manual/en/control-structures.while.php</text:span></text:a><text:span text:style-name="T13"> and</text:span></text:p>
      <text:p text:style-name="P3"><text:a xlink:type="simple" xlink:href="http://www.php.net/manual/en/control-structures.do.while.php" office:target-frame-name="blank" xlink:show="replace"><text:span text:style-name="T15">http://www.php.net/manual/en/control-structures.do.while.php</text:span></text:a><text:span text:style-name="T13">.</text:span></text:p>
      <text:p text:style-name="P5"><text:bookmark text:name="Heading7"/></text:p>
      <text:h text:style-name="P9" text:outline-level="2">Doing it by Numbers</text:h>
      <text:p text:style-name="P2"><text:span text:style-name="T13">Both the </text:span><text:span text:style-name="Source_20_Text"><text:span text:style-name="T10">while()</text:span></text:span><text:span text:style-name="T13"> and </text:span><text:span text:style-name="Source_20_Text"><text:span text:style-name="T10">do-while()</text:span></text:span><text:span text:style-name="T13"> loops continue to iterate for<text:line-break/>as long as the specified conditional expression remains true. But what if you<text:line-break/></text:span><text:soft-page-break/><text:span text:style-name="T13">need to execute a certain set of statements a specific number of times<text:line-break/>– for example, printing a series of thirteen<text:line-break/>sequential numbers, or repeating a particular set of </text:span><text:span text:style-name="Source_20_Text"><text:span text:style-name="T10">&lt;td&gt;</text:span></text:span><text:span text:style-name="T13"> cells<text:line-break/>five times? In such cases, clever programmers reach for the </text:span><text:span text:style-name="Source_20_Text"><text:span text:style-name="T10">for()</text:span></text:span><text:span text:style-name="T13"> loop…</text:span></text:p>
      <text:p text:style-name="P2"><text:span text:style-name="T13">The </text:span><text:span text:style-name="Source_20_Text"><text:span text:style-name="T10">for()</text:span></text:span><text:span text:style-name="T13"> loop typically looks like this:</text:span></text:p>
      <text:p text:style-name="P2"><text:span text:style-name="Source_20_Text"><text:span text:style-name="T9"><text:line-break/><text:line-break/></text:span></text:span><text:span text:style-name="Source_20_Text"><text:span text:style-name="T35">for (initial value of counter; condition; new value of counter) {<text:line-break/>    do this!<text:line-break/>}</text:span></text:span></text:p>
      <text:p text:style-name="P6">Looks like gibberish? Well, hang in there for a minute…the<text:line-break/>“counter” here is a PHP variable that is initialized to a numeric<text:line-break/>value, and keeps track of the number of times the loop is executed.<text:line-break/>Before each execution of the loop, the “condition” is tested.<text:line-break/>If it evaluates to true, the loop will execute<text:line-break/>once more and the counter will be appropriately incremented; if it<text:line-break/>evaluates to false, the loop will be broken and the lines following it<text:line-break/>will be executed instead.</text:p>
      <text:p text:style-name="P6">Here’s a simple example that demonstrates how this loop can be used:</text:p>
      <text:p text:style-name="P2"><text:span text:style-name="Source_20_Text"><text:span text:style-name="T9"><text:line-break/>&lt;html&gt;<text:line-break/>&lt;head&gt;<text:line-break/>&lt;basefont face="Arial"&gt;<text:line-break/>&lt;/head&gt;</text:span></text:span></text:p>
      <text:p text:style-name="P3"><text:soft-page-break/><text:span text:style-name="Source_20_Text"><text:span text:style-name="T12">&lt;body&gt;</text:span></text:span></text:p>
      <text:p text:style-name="P3"><text:span text:style-name="Source_20_Text"><text:span text:style-name="T11">&lt;?php</text:span></text:span></text:p>
      <text:p text:style-name="P3"><text:span text:style-name="Source_20_Text"><text:span text:style-name="T11">// define the number<text:line-break/>$number = 13;</text:span></text:span><text:span text:style-name="Source_20_Text"><text:span text:style-name="T12"><text:line-break/></text:span></text:span><text:span text:style-name="Source_20_Text"><text:span text:style-name="T11">// use a for loop to calculate tables for that number<text:line-break/></text:span></text:span><text:span text:style-name="Source_20_Text"><text:span text:style-name="T32">for ($x = 1; $x &lt;= 10; $x++) {</text:span></text:span></text:p>
      <text:p text:style-name="P3"><text:span text:style-name="Source_20_Text"><text:span text:style-name="T17">    </text:span></text:span><text:span text:style-name="Source_20_Text"><text:span text:style-name="T12">echo </text:span></text:span><text:span text:style-name="Source_20_Text"><text:span text:style-name="T11">"$number x $x = ".($number * $x)."&lt;br /&gt;";<text:line-break/>}</text:span></text:span></text:p>
      <text:p text:style-name="P3"><text:span text:style-name="Source_20_Text"><text:span text:style-name="T11">?&gt;</text:span></text:span></text:p>
      <text:p text:style-name="P2"><text:span text:style-name="Source_20_Text"><text:span text:style-name="T10">&lt;/body&gt;<text:line-break/>&lt;/html&gt;</text:span></text:span></text:p>
      <text:p text:style-name="P6">The first thing I’ve done here is define the number to be used for<text:line-break/>the multiplication table. I’ve used 13 here – for no reason other than that it<text:line-break/>rhymes with “green”.</text:p>
      <text:p text:style-name="P2"><text:span text:style-name="T13">Next, I’ve constructed a </text:span><text:span text:style-name="Source_20_Text"><text:span text:style-name="T10">for()</text:span></text:span><text:span text:style-name="T13"> loop with </text:span><text:span text:style-name="Source_20_Text"><text:span text:style-name="T10">$x</text:span></text:span><text:span text:style-name="T13"> as the counter<text:line-break/>variable, initialized it to 1. and specified that the loop should run no<text:line-break/>more than 10 times. The auto-increment operator (discussed earlier)<text:line-break/>automatically increments the counter by 1 every time the loop is<text:line-break/>executed. Within the loop, the counter is multiplied by the<text:line-break/>number, to create the multiplication table, and</text:span></text:p>
      <text:p text:style-name="P2"><text:span text:style-name="Source_20_Text"><text:span text:style-name="T10">echo()</text:span></text:span><text:span text:style-name="T13"> is used to display the result on the page.</text:span></text:p>
      <text:p text:style-name="P5"><text:bookmark text:name="Heading8"/></text:p>
      <text:h text:style-name="P9" text:outline-level="2">Turning the Tables</text:h>
      <text:p text:style-name="P2"><text:span text:style-name="T13">As you just saw, a </text:span><text:span text:style-name="Source_20_Text"><text:span text:style-name="T10">for()</text:span></text:span><text:span text:style-name="T13"> loop is a very interesting – and<text:line-break/></text:span><text:soft-page-break/><text:span text:style-name="T13">useful – programming construct. The next example illustrates its usefulness<text:line-break/>in a manner that should endear it to any HTML programmer.</text:span></text:p>
      <text:p text:style-name="P2"><text:span text:style-name="Source_20_Text"><text:span text:style-name="T9"><text:line-break/>&lt;html&gt;<text:line-break/>&lt;head&gt;&lt;/head&gt;</text:span></text:span></text:p>
      <text:p text:style-name="P3"><text:span text:style-name="Source_20_Text"><text:span text:style-name="T12">&lt;body&gt;<text:line-break/>&lt;form method="post" action="</text:span></text:span><text:span text:style-name="Source_20_Text"><text:span text:style-name="T11">&lt;?php echo $_SERVER['PHP_SELF']; ?&gt;</text:span></text:span><text:span text:style-name="Source_20_Text"><text:span text:style-name="T12">"&gt;<text:line-break/>Enter number of rows &lt;input name="rows" type="text" size="4"&gt; and columns &lt;input name="columns" type="text" size="4"&gt; &lt;input type="submit" name="submit" value="Draw Table"&gt;</text:span></text:span></text:p>
      <text:p text:style-name="P3"><text:span text:style-name="Source_20_Text"><text:span text:style-name="T12">&lt;/form&gt;</text:span></text:span></text:p>
      <text:p text:style-name="P3"><text:span text:style-name="Source_20_Text"><text:span text:style-name="T11">&lt;?php</text:span></text:span></text:p>
      <text:p text:style-name="P3"><text:span text:style-name="Source_20_Text"><text:span text:style-name="T11">if (isset($_POST['submit'])) {<text:line-break/>    echo "&lt;table width = 90% border = '1' cellspacing = '5' cellpadding = '0'&gt;";</text:span></text:span></text:p>
      <text:p text:style-name="P3"><text:span text:style-name="Source_20_Text"><text:span text:style-name="T17">    </text:span></text:span><text:span text:style-name="Source_20_Text"><text:span text:style-name="T11">// set variables from form input</text:span></text:span><text:span text:style-name="Source_20_Text"><text:span text:style-name="T12"><text:line-break/>    </text:span></text:span><text:span text:style-name="Source_20_Text"><text:span text:style-name="T11">$rows = $_POST['rows'];<text:line-break/>    $columns = $_POST['columns'];<text:line-break/>    // loop to create rows</text:span></text:span></text:p>
      <text:p text:style-name="P3"><text:span text:style-name="Source_20_Text"><text:span text:style-name="T17">    </text:span></text:span><text:span text:style-name="Source_20_Text"><text:span text:style-name="T11">for ($r = 1; $r &lt;= $rows; $r++) {<text:line-break/>        echo "&lt;tr&gt;";</text:span></text:span></text:p>
      <text:p text:style-name="P3"><text:span text:style-name="Source_20_Text"><text:span text:style-name="T17">        </text:span></text:span><text:span text:style-name="Source_20_Text"><text:span text:style-name="T11">// loop to create columns</text:span></text:span><text:span text:style-name="Source_20_Text"><text:span text:style-name="T12"><text:line-break/>        </text:span></text:span><text:span text:style-name="Source_20_Text"><text:span text:style-name="T11">for ($c = 1; $c &lt;= $columns;$c++) {<text:line-break/>            echo "&lt;td&gt;&amp;nbsp;&lt;/td&gt;<text:line-break/>";</text:span></text:span></text:p>
      <text:p text:style-name="P3"><text:soft-page-break/><text:span text:style-name="Source_20_Text"><text:span text:style-name="T17">        </text:span></text:span><text:span text:style-name="Source_20_Text"><text:span text:style-name="T12">}<text:line-break/>    echo </text:span></text:span><text:span text:style-name="Source_20_Text"><text:span text:style-name="T11">"&lt;/tr&gt;<text:line-break/>";<text:line-break/>    }<text:line-break/>    echo "&lt;/table&gt;<text:line-break/>";<text:line-break/>}</text:span></text:span></text:p>
      <text:p text:style-name="P3"><text:span text:style-name="Source_20_Text"><text:span text:style-name="T11">?&gt;</text:span></text:span></text:p>
      <text:p text:style-name="P2"><text:span text:style-name="Source_20_Text"><text:span text:style-name="T10">&lt;/body&gt;<text:line-break/>&lt;/html&gt;</text:span></text:span></text:p>
      <text:p text:style-name="P2"><text:span text:style-name="T13">As you’ll see if you try coding the same thing by hand, PHP’s </text:span><text:span text:style-name="Source_20_Text"><text:span text:style-name="T10">for()</text:span></text:span><text:span text:style-name="T13"><text:line-break/>loop just saved you a whole lot of work! And it looks good too – take a look at the<text:line-break/>source code of the dynamically generated table, and you’ll see that<text:line-break/>it’s nicely formatted, with line breaks at the end of every table cell<text:line-break/>and row. This magic is accomplished by forcing a carriage return<text:line-break/>with </text:span><text:span text:style-name="Source_20_Text"><text:span text:style-name="T10"><text:line-break/></text:span></text:span><text:span text:style-name="T13">in every call to </text:span><text:span text:style-name="Source_20_Text"><text:span text:style-name="T10">echo()</text:span></text:span><text:span text:style-name="T13">.</text:span></text:p>
      <text:p text:style-name="P2"><text:span text:style-name="T13">For more examples of the </text:span><text:span text:style-name="Source_20_Text"><text:span text:style-name="T10">for()</text:span></text:span><text:span text:style-name="T13"> loop in action, visit<text:line-break/></text:span><text:a xlink:type="simple" xlink:href="http://www.php.net/manual/en/control-structures.for.php" office:target-frame-name="blank" xlink:show="replace"><text:span text:style-name="T15">http://www.php.net/manual/en/control-structures.for.php</text:span></text:a><text:span text:style-name="T13">.</text:span></text:p>
      <text:p text:style-name="P3"><text:span text:style-name="T13">Loops are frequently used in combination with one of PHP’s more<text:line-break/>complex data types, the animal known as the array. That’s a whole topic in itself, and in fact<text:line-break/>I’m going to discuss it in detail in the next segment of this tutorial.<text:line-break/>Then I’m going to show you how arrays, loops and forms all work together to </text:span><text:soft-page-break/><text:span text:style-name="T13">make<text:line-break/>the creation of complex Web forms as easy as eating pie. All that and more in<text:line-break/></text:span><text:a xlink:type="simple" xlink:href="https://devzone.zend.com/article/635"><text:span text:style-name="T15">Part Four</text:span></text:a><text:span text:style-name="T13">!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Lucida Console', monospace"/>
    <style:font-face style:name="Open Sans" svg:font-family="'Open Sans', Arial, Verdana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22:29:09.627485119</meta:creation-date>
    <meta:generator>LibreOffice/4.2.8.2$Linux_X86_64 LibreOffice_project/420m0$Build-2</meta:generator>
    <dc:date>2016-08-20T01:50:37.053640319</dc:date>
    <meta:editing-duration>PT10M8S</meta:editing-duration>
    <meta:editing-cycles>10</meta:editing-cycles>
    <meta:document-statistic meta:table-count="0" meta:image-count="0" meta:object-count="0" meta:page-count="17" meta:paragraph-count="132" meta:word-count="2266" meta:character-count="13499" meta:non-whitespace-character-count="11059"/>
  </office:meta>
</office:document-meta>
</file>